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sans-serif" svg:font-family="sans-serif, verdana, helvetica, ari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447cm" fo:margin-left="0.531cm" fo:margin-right="10.022cm" table:align="margins"/>
    </style:style>
    <style:style style:name="Tabla1.A" style:family="table-column">
      <style:table-column-properties style:column-width="6.447cm" style:rel-column-width="65535*"/>
    </style:style>
    <style:style style:name="Tabla1.A1" style:family="table-cell">
      <style:table-cell-properties style:vertical-align="middle" fo:padding="0.049cm" fo:border="1pt solid #808080"/>
    </style:style>
    <style:style style:name="Tabla2" style:family="table">
      <style:table-properties style:width="9.869cm" fo:margin-left="0.503cm" fo:margin-right="6.629cm" table:align="margins"/>
    </style:style>
    <style:style style:name="Tabla2.A" style:family="table-column">
      <style:table-column-properties style:column-width="9.869cm" style:rel-column-width="65535*"/>
    </style:style>
    <style:style style:name="Tabla2.A1" style:family="table-cell">
      <style:table-cell-properties style:vertical-align="middle" fo:padding="0.049cm" fo:border="1pt solid #808080"/>
    </style:style>
    <style:style style:name="Tabla3" style:family="table">
      <style:table-properties style:width="16.499cm" table:align="right"/>
    </style:style>
    <style:style style:name="Tabla3.A" style:family="table-column">
      <style:table-column-properties style:column-width="16.499cm"/>
    </style:style>
    <style:style style:name="Tabla3.A1" style:family="table-cell">
      <style:table-cell-properties style:vertical-align="middle" fo:padding="0.049cm" fo:border="1pt solid #808080"/>
    </style:style>
    <style:style style:name="Tabla4" style:family="table">
      <style:table-properties style:width="16.528cm" table:align="right"/>
    </style:style>
    <style:style style:name="Tabla4.A" style:family="table-column">
      <style:table-column-properties style:column-width="16.528cm"/>
    </style:style>
    <style:style style:name="Tabla4.A1" style:family="table-cell">
      <style:table-cell-properties style:vertical-align="middle" fo:padding="0.049cm" fo:border="1pt solid #808080"/>
    </style:style>
    <style:style style:name="Table3" style:family="table">
      <style:table-properties style:width="16.584cm" table:align="right"/>
    </style:style>
    <style:style style:name="Table3.A" style:family="table-column">
      <style:table-column-properties style:column-width="16.584cm"/>
    </style:style>
    <style:style style:name="Table3.A1" style:family="table-cell">
      <style:table-cell-properties fo:padding="0.097cm" fo:border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2.125cm" style:rel-column-width="8191*"/>
    </style:style>
    <style:style style:name="Tabla7.H" style:family="table-column">
      <style:table-column-properties style:column-width="2.127cm" style:rel-column-width="819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fo:font-style="italic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fo:font-style="normal" fo:font-weight="normal"/>
    </style:style>
    <style:style style:name="P8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fo:font-style="italic"/>
    </style:style>
    <style:style style:name="P11" style:family="paragraph" style:parent-style-name="Preformatted_20_Text">
      <style:paragraph-properties fo:text-align="justify" style:justify-single-word="false"/>
      <style:text-properties style:font-name="Arial1" fo:font-size="11pt" fo:font-style="normal" fo:font-weight="normal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1pt" style:font-name-asian="NSimSun" style:font-size-asian="10pt" style:font-name-complex="Courier New" style:font-size-complex="10pt"/>
    </style:style>
    <style:style style:name="P13" style:family="paragraph" style:parent-style-name="Table_20_Contents">
      <style:paragraph-properties style:line-height-at-least="0.459cm" fo:text-align="justify" style:justify-single-word="false" style:writing-mode="lr-tb"/>
      <style:text-properties style:font-name="Arial1" fo:font-size="11pt" fo:font-style="normal" fo:font-weight="normal"/>
    </style:style>
    <style:style style:name="P14" style:family="paragraph" style:parent-style-name="Table_20_Contents">
      <style:paragraph-properties style:line-height-at-least="0.459cm" fo:text-align="justify" style:justify-single-word="false" style:writing-mode="lr-tb"/>
      <style:text-properties style:font-name="Times New Roman1" fo:font-size="10pt" fo:language="en" fo:country="US" fo:font-style="normal" fo:font-weight="normal"/>
    </style:style>
    <style:style style:name="P15" style:family="paragraph" style:parent-style-name="Standard">
      <style:paragraph-properties style:line-height-at-least="0.459cm" fo:text-align="justify" style:justify-single-word="false" style:writing-mode="lr-tb"/>
      <style:text-properties style:font-name="Arial1" fo:font-size="11pt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fo:font-variant="normal" fo:text-transform="none" fo:color="#000000" loext:opacity="100%" style:font-name="sans-serif" fo:font-size="10.5pt" fo:letter-spacing="normal" fo:font-style="italic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5</text:p>
      <text:p text:style-name="Standard"/>
      <text:p text:style-name="P3">Restricciones del tipo string</text:p>
      <text:p text:style-name="P3"/>
      <text:p text:style-name="P2">1- Dado el siguiente XML <text:bookmark text:name="ContenedorPag"/><text:s/>define una lista de valores para el elemento color (negro, marrón, azul).</text:p>
      <text:section text:style-name="Sect1" text:name="Sección1">
        <text:section text:style-name="Sect1" text:name="Sección2">
          <text:p text:style-name="P8"><text:bookmark text:name="ZonaContenido"/></text:p>
        </text:section>
      </text:section>
      <text:p text:style-name="Standard"/>
      <text:p text:style-name="Standard"/>
      <text:section text:style-name="Sect1" text:name="ContenedorPag">
        <text:section text:style-name="Sect1" text:name="ZonaContenido">
          <table:table table:name="Tabla1" table:style-name="Tabla1">
            <table:table-column table:style-name="Tabla1.A"/>
            <table:table-row table:style-name="TableLine2563182220592">
              <table:table-cell table:style-name="Tabla1.A1" office:value-type="string">
                <text:p text:style-name="Preformatted_20_Text"/>
                <text:p text:style-name="Preformatted_20_Text">&lt;zapatos&gt;</text:p>
                <text:p text:style-name="Preformatted_20_Text"><text:s text:c="2"/>&lt;zapato&gt;Mocasín&lt;/zapato&gt;</text:p>
                <text:p text:style-name="Preformatted_20_Text"><text:s text:c="2"/>&lt;color&gt;<text:span text:style-name="T1">..........</text:span>&lt;/color&gt;</text:p>
                <text:p text:style-name="P9">&lt;/zapatos&gt;</text:p>
              </table:table-cell>
            </table:table-row>
          </table:table>
        </text:section>
      </text:section>
      <text:p text:style-name="Standard"><text:s/></text:p>
      <text:p text:style-name="P4"/>
      <text:p text:style-name="P4"/>
      <text:p text:style-name="P4">2- <text:bookmark text:name="ContenedorPag2"/>La “claveUsuario” debe tener 7 caracteres exactamente.</text:p>
      <text:section text:style-name="Sect1" text:name="Sección5">
        <text:section text:style-name="Sect1" text:name="Sección6">
          <text:p text:style-name="P8"><text:bookmark text:name="ZonaContenido2"/></text:p>
        </text:section>
      </text:section>
      <text:p text:style-name="Standard"/>
      <text:p text:style-name="Standard"><text:bookmark text:name="ContenedorPag1"/></text:p>
      <text:section text:style-name="Sect1" text:name="Sección3">
        <text:section text:style-name="Sect1" text:name="Sección4">
          <text:p text:style-name="P8"><text:bookmark text:name="ZonaContenido1"/></text:p>
          <table:table table:name="Tabla2" table:style-name="Tabla2">
            <table:table-column table:style-name="Tabla2.A"/>
            <table:table-row table:style-name="TableLine2563182217872">
              <table:table-cell table:style-name="Tabla2.A1" office:value-type="string">
                <text:p text:style-name="Preformatted_20_Text"/>
                <text:p text:style-name="Preformatted_20_Text">&lt;usuario&gt;</text:p>
                <text:p text:style-name="Preformatted_20_Text"><text:s text:c="2"/>&lt;nombreUsuario&gt;Martina García&lt;/nombreUsuario&gt;</text:p>
                <text:p text:style-name="Preformatted_20_Text"><text:s text:c="2"/>&lt;claveUsuario&gt;..........&lt;/claveUsuario&gt;</text:p>
                <text:p text:style-name="P9">&lt;/usuario&gt;</text:p>
              </table:table-cell>
            </table:table-row>
          </table:table>
        </text:section>
      </text:section>
      <text:p text:style-name="Standard"/>
      <text:p text:style-name="P4"/>
      <text:p text:style-name="P4"/>
      <text:p text:style-name="P4">3- <text:bookmark text:name="ContenedorPag3"/>La “claveUsuario” debe tener igual o más de 5 caracteres e igual o menos de 9 .</text:p>
      <text:p text:style-name="P5"><text:s/></text:p>
      <text:section text:style-name="Sect1" text:name="Sección7">
        <text:section text:style-name="Sect1" text:name="Sección8">
          <text:p text:style-name="P8"><text:bookmark text:name="ZonaContenido3"/></text:p>
          <table:table table:name="Tabla3" table:style-name="Tabla3">
            <table:table-column table:style-name="Tabla3.A"/>
            <table:table-row table:style-name="TableLine2563182215152">
              <table:table-cell table:style-name="Tabla3.A1" office:value-type="string">
                <text:p text:style-name="Preformatted_20_Text"/>
                <text:p text:style-name="Preformatted_20_Text">&lt;usuario&gt;</text:p>
                <text:p text:style-name="Preformatted_20_Text"><text:s text:c="2"/>&lt;nombreUsuario&gt;Martina García&lt;/nombreUsuario&gt;</text:p>
                <text:p text:style-name="Preformatted_20_Text"><text:s text:c="2"/>&lt;claveUsuario&gt;..............&lt;/claveUsuario&gt;</text:p>
                <text:p text:style-name="P10">&lt;/usuario&gt;</text:p>
              </table:table-cell>
            </table:table-row>
          </table:table>
        </text:section>
      </text:section>
      <text:p text:style-name="Standard"/>
      <text:p text:style-name="P2"/>
      <text:p text:style-name="P4"/>
      <text:p text:style-name="P4">4- <text:bookmark text:name="ContenedorPag4"/>Los nombres de los ficheros deben tener 8 caracteres exactos, y pueden utilizar letras de la a A a la z Z, y números de 0 a 9. La extensión <text:s/>está restringida a xml <text:s/>o xsd:</text:p>
      <text:p text:style-name="P6"/>
      <text:section text:style-name="Sect1" text:name="Sección9">
        <text:section text:style-name="Sect1" text:name="Sección10">
          <text:p text:style-name="P8"><text:bookmark text:name="ZonaContenido4"/></text:p>
          <table:table table:name="Tabla4" table:style-name="Tabla4">
            <table:table-column table:style-name="Tabla4.A"/>
            <table:table-row table:style-name="TableLine2563182220320">
              <table:table-cell table:style-name="Tabla4.A1" office:value-type="string">
                <text:p text:style-name="Preformatted_20_Text"/>
                <text:p text:style-name="Preformatted_20_Text">&lt;fichero&gt;</text:p>
                <text:p text:style-name="Preformatted_20_Text"><text:s text:c="2"/>&lt;nombreFichero&gt;...........&lt;/nombreFichero&gt;</text:p>
                <text:p text:style-name="Preformatted_20_Text"><text:s text:c="2"/>&lt;extension&gt;................&lt;/extension&gt;&gt;</text:p>
                <text:p text:style-name="P10">&lt;/fichero&gt;</text:p>
              </table:table-cell>
            </table:table-row>
          </table:table>
        </text:section>
      </text:section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- <text:span text:style-name="T2">Dado el siguiente xml efectúa la validación frente al xsd correspondiente (restricción -&gt; telefono:</text:span><text:span text:style-name="T3"> debe tener 9 caracteres</text:span><text:span text:style-name="T2">:</text:span></text:p>
      <text:p text:style-name="P11"/>
      <table:table table:name="Table3" table:style-name="Table3">
        <table:table-column table:style-name="Table3.A"/>
        <table:table-row table:style-name="TableLine2563182222496">
          <table:table-cell table:style-name="Table3.A1" office:value-type="string">
            <text:p text:style-name="P12">&lt;alumnos&gt; </text:p>
            <text:p text:style-name="P12">&lt;alumno dni="......"&gt;</text:p>
            <text:p text:style-name="P12">&lt;nombre&gt;Juan Garcia&lt;/nombre&gt;</text:p>
            <text:p text:style-name="P12">&lt;direccion&gt;</text:p>
            <text:p text:style-name="P12">&lt;calle&gt;Avenida de la Fuente&lt;/calle&gt;</text:p>
            <text:p text:style-name="P12">&lt;numero&gt;6&lt;/numero&gt;</text:p>
            <text:p text:style-name="P12">&lt;ciudad&gt;.........&lt;/ciudad&gt;</text:p>
            <text:p text:style-name="P12">&lt;provincia&gt;...........&lt;/provincia&gt;</text:p>
            <text:p text:style-name="P12">&lt;/direccion&gt;</text:p>
            <text:p text:style-name="P12">&lt;telefono&gt;924555555&lt;/telefono&gt;&lt;/alumno&gt;</text:p>
            <text:p text:style-name="P12">&lt;alumno dni="........"&gt;</text:p>
            <text:p text:style-name="P12">&lt;nombre&gt;Jose Sanchez&lt;/nombre&gt;</text:p>
            <text:p text:style-name="P12">&lt;direccion&gt;</text:p>
            <text:p text:style-name="P12">&lt;calle&gt;Calle Ancha&lt;/calle&gt;</text:p>
            <text:p text:style-name="P12">&lt;numero&gt;3&lt;/numero&gt;</text:p>
            <text:p text:style-name="P12">&lt;ciudad&gt;..........&lt;/ciudad&gt;</text:p>
            <text:p text:style-name="P12">&lt;provincia&gt;.........&lt;/provincia&gt;</text:p>
            <text:p text:style-name="P12">&lt;/direccion&gt;</text:p>
            <text:p text:style-name="P12">&lt;telefono&gt;924550000&lt;/telefono&gt;</text:p>
            <text:p text:style-name="P12">&lt;/alumno&gt;</text:p>
            <text:p text:style-name="P12">&lt;/alumnos&gt;</text:p>
          </table:table-cell>
        </table:table-row>
      </table:table>
      <text:p text:style-name="P7"/>
      <text:p text:style-name="P7"/>
      <text:p text:style-name="P13">6- Escribir un documento <text:s/>XML(libros) <text:s/>que cumpla con los siguientes datos: </text:p>
      <text:p text:style-name="P13"/>
      <table:table table:name="Tabla7" table:style-name="Tabla7">
        <table:table-column table:style-name="Tabla7.A" table:number-columns-repeated="7"/>
        <table:table-column table:style-name="Tabla7.H"/>
        <table:table-row table:style-name="TableLine2563182215696">
          <table:table-cell table:style-name="Tabla7.A1" office:value-type="string">
            <text:p text:style-name="Table_20_Contents">Título</text:p>
          </table:table-cell>
          <table:table-cell table:style-name="Tabla7.A1" office:value-type="string">
            <text:p text:style-name="Table_20_Contents">Autor(es)</text:p>
          </table:table-cell>
          <table:table-cell table:style-name="Tabla7.A1" office:value-type="string">
            <text:p text:style-name="Table_20_Contents">Fecha</text:p>
          </table:table-cell>
          <table:table-cell table:style-name="Tabla7.A1" office:value-type="string">
            <text:p text:style-name="Table_20_Contents">Isbn</text:p>
          </table:table-cell>
          <table:table-cell table:style-name="Tabla7.A1" office:value-type="string">
            <text:p text:style-name="Table_20_Contents">Editor</text:p>
          </table:table-cell>
          <table:table-cell table:style-name="Tabla7.A1" office:value-type="string">
            <text:p text:style-name="Table_20_Contents">Categ.</text:p>
          </table:table-cell>
          <table:table-cell table:style-name="Tabla7.A1" office:value-type="string">
            <text:p text:style-name="Table_20_Contents">Stock</text:p>
          </table:table-cell>
          <table:table-cell table:style-name="Tabla7.H1" office:value-type="string">
            <text:p text:style-name="Table_20_Contents"><text:s/>Revisor</text:p>
            <text:p text:style-name="Table_20_Contents">( atributo de libro)</text:p>
          </table:table-cell>
        </table:table-row>
        <table:table-row table:style-name="TableLine2563182213520">
          <table:table-cell table:style-name="Tabla7.A2" office:value-type="string">
            <text:p text:style-name="Table_20_Contents">Los hombres que no amaban a las ...</text:p>
          </table:table-cell>
          <table:table-cell table:style-name="Tabla7.A2" office:value-type="string">
            <text:p text:style-name="Table_20_Contents">Stieg Larsson</text:p>
          </table:table-cell>
          <table:table-cell table:style-name="Tabla7.C2" office:value-type="float" office:value="2008">
            <text:p text:style-name="Table_20_Contents">2008</text:p>
          </table:table-cell>
          <table:table-cell table:style-name="Tabla7.A2" office:value-type="string">
            <text:p text:style-name="Table_20_Contents">978-84-233</text:p>
          </table:table-cell>
          <table:table-cell table:style-name="Tabla7.A2" office:value-type="string">
            <text:p text:style-name="Table_20_Contents">Destino</text:p>
          </table:table-cell>
          <table:table-cell table:style-name="Tabla7.A2" office:value-type="string">
            <text:p text:style-name="Table_20_Contents">ficción</text:p>
          </table:table-cell>
          <table:table-cell table:style-name="Tabla7.A2" office:value-type="string">
            <text:p text:style-name="Table_20_Contents">Si</text:p>
          </table:table-cell>
          <table:table-cell table:style-name="Tabla7.H3" office:value-type="string">
            <text:p text:style-name="Table_20_Contents"/>
          </table:table-cell>
        </table:table-row>
        <table:table-row table:style-name="TableLine2563182214336">
          <table:table-cell table:style-name="Tabla7.A2" office:value-type="string">
            <text:p text:style-name="Table_20_Contents">Java a través de los tiempos</text:p>
          </table:table-cell>
          <table:table-cell table:style-name="Tabla7.A2" office:value-type="string">
            <text:p text:style-name="Table_20_Contents">Jesús Bobadilla</text:p>
            <text:p text:style-name="Table_20_Contents">Adela Sancho</text:p>
          </table:table-cell>
          <table:table-cell table:style-name="Tabla7.C2" office:value-type="float" office:value="2003">
            <text:p text:style-name="Table_20_Contents">2003</text:p>
          </table:table-cell>
          <table:table-cell table:style-name="Tabla7.A2" office:value-type="string">
            <text:p text:style-name="Table_20_Contents">978-84-567</text:p>
          </table:table-cell>
          <table:table-cell table:style-name="Tabla7.A2" office:value-type="string">
            <text:p text:style-name="Table_20_Contents">Ra-Ma</text:p>
          </table:table-cell>
          <table:table-cell table:style-name="Tabla7.A2" office:value-type="string">
            <text:p text:style-name="Table_20_Contents">No ficción</text:p>
          </table:table-cell>
          <table:table-cell table:style-name="Tabla7.A2" office:value-type="string">
            <text:p text:style-name="Table_20_Contents">No</text:p>
          </table:table-cell>
          <table:table-cell table:style-name="Tabla7.H3" office:value-type="string">
            <text:p text:style-name="Table_20_Contents">Luis Rodrigo</text:p>
          </table:table-cell>
        </table:table-row>
      </table:table>
      <text:p text:style-name="P15"/>
      <text:p text:style-name="P13"><text:s/>A continuación hacer la validación frente al schema correspondiente.</text:p>
      <text:p text:style-name="P13"/>
      <text:p text:style-name="P13">Restricciones:</text:p>
      <text:p text:style-name="P13"><text:s text:c="2"/>Isbn tendrá una longitud de <text:s/>10 caracteres.</text:p>
      <text:p text:style-name="P13"><text:s text:c="2"/>Categ: puede contener ficcion <text:s/>/ no ficcion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sans-serif" svg:font-family="sans-serif, verdana, helvetica, ari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e e</meta:initial-creator>
    <meta:creation-date>2013-02-19T18:06:07</meta:creation-date>
    <dc:date>2015-03-07T15:59:43</dc:date>
    <dc:language>es-ES</dc:language>
    <meta:editing-cycles>9</meta:editing-cycles>
    <meta:editing-duration>PT3H50M25S</meta:editing-duration>
    <meta:document-statistic meta:table-count="6" meta:image-count="0" meta:object-count="0" meta:page-count="2" meta:paragraph-count="76" meta:word-count="232" meta:character-count="1930" meta:non-whitespace-character-count="1739"/>
    <meta:user-defined meta:name="Info 1"/>
    <meta:user-defined meta:name="Info 2"/>
    <meta:user-defined meta:name="Info 3"/>
    <meta:user-defined meta:name="Info 4"/>
  </office:meta>
</office:document-meta>
</file>